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osevka NF" fo:font-size="2pt" officeooo:rsid="00c3959a" officeooo:paragraph-rsid="00da983d" style:font-size-asian="2pt" style:font-size-complex="2pt"/>
    </style:style>
    <style:style style:name="P2" style:family="paragraph" style:parent-style-name="Standard">
      <style:paragraph-properties fo:text-align="start" style:justify-single-word="false"/>
      <style:text-properties style:font-name="Iosevka NF" fo:font-size="2pt" officeooo:rsid="00c65bf5" officeooo:paragraph-rsid="00da983d" style:font-size-asian="2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Iosevka NF" fo:font-size="2pt" officeooo:rsid="00b9ed33" officeooo:paragraph-rsid="00d8a220" style:font-size-asian="2pt" style:font-size-complex="2pt"/>
    </style:style>
    <style:style style:name="P4" style:family="paragraph" style:parent-style-name="Standard">
      <style:paragraph-properties fo:text-align="start" style:justify-single-word="false"/>
      <style:text-properties style:font-name="Iosevka NF" fo:font-size="2pt" officeooo:paragraph-rsid="0018af17" style:font-size-asian="2pt" style:font-size-complex="2pt"/>
    </style:style>
    <style:style style:name="P5" style:family="paragraph" style:parent-style-name="Standard">
      <style:paragraph-properties fo:text-align="start" style:justify-single-word="false"/>
      <style:text-properties style:font-name="Iosevka NF" fo:font-size="2pt" officeooo:paragraph-rsid="00da983d" style:font-size-asian="2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Iosevka NF" fo:font-size="2pt" officeooo:paragraph-rsid="00d64d6e" style:font-size-asian="2pt" style:font-size-complex="2pt"/>
    </style:style>
    <style:style style:name="P7" style:family="paragraph" style:parent-style-name="Standard">
      <style:paragraph-properties fo:text-align="start" style:justify-single-word="false"/>
      <style:text-properties style:font-name="Iosevka NF" fo:font-size="2pt" officeooo:paragraph-rsid="00e710bb" style:font-size-asian="2pt" style:font-size-complex="2pt"/>
    </style:style>
    <style:style style:name="P8" style:family="paragraph" style:parent-style-name="Standard">
      <style:paragraph-properties fo:text-align="start" style:justify-single-word="false"/>
      <style:text-properties style:font-name="Iosevka NF" fo:font-size="2pt" officeooo:rsid="00ca2432" officeooo:paragraph-rsid="00ccc4c5" style:font-size-asian="2pt" style:font-size-complex="2pt"/>
    </style:style>
    <style:style style:name="P9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paragraph-rsid="00da983d" style:font-size-asian="2pt" style:font-size-complex="2pt"/>
    </style:style>
    <style:style style:name="P10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paragraph-rsid="0018af17" style:font-size-asian="2pt" style:font-size-complex="2pt"/>
    </style:style>
    <style:style style:name="P11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paragraph-rsid="00d18b78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paragraph-rsid="00fd4c61" style:font-size-asian="2pt" style:font-size-complex="2pt"/>
    </style:style>
    <style:style style:name="P13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paragraph-rsid="00e710bb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rsid="00d541d1" officeooo:paragraph-rsid="00da983d" style:font-size-asian="2pt" style:font-size-complex="2pt"/>
    </style:style>
    <style:style style:name="P15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rsid="00b9ed33" officeooo:paragraph-rsid="00dbdedf" style:font-size-asian="2pt" style:font-size-complex="2pt"/>
    </style:style>
    <style:style style:name="P16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rsid="00b9ed33" officeooo:paragraph-rsid="00d8a220" style:font-size-asian="2pt" style:font-size-complex="2pt"/>
    </style:style>
    <style:style style:name="P17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rsid="00bf87be" officeooo:paragraph-rsid="00da983d" style:font-size-asian="2pt" style:font-size-complex="2pt"/>
    </style:style>
    <style:style style:name="P18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rsid="00203f33" officeooo:paragraph-rsid="00fd4c61" style:font-size-asian="2pt" style:font-size-complex="2pt"/>
    </style:style>
    <style:style style:name="P19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rsid="00a8e254" officeooo:paragraph-rsid="00fd4c61" style:font-size-asian="2pt" style:font-size-complex="2pt"/>
    </style:style>
    <style:style style:name="P20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paragraph-rsid="0018af17" style:font-size-asian="2pt" style:font-size-complex="2pt"/>
    </style:style>
    <style:style style:name="P21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paragraph-rsid="00b9ed33" style:font-size-asian="2pt" style:font-size-complex="2pt"/>
    </style:style>
    <style:style style:name="P22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paragraph-rsid="00da983d" style:font-size-asian="2pt" style:font-size-complex="2pt"/>
    </style:style>
    <style:style style:name="P23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paragraph-rsid="00fd4c61" style:font-size-asian="2pt" style:font-size-complex="2pt"/>
    </style:style>
    <style:style style:name="P24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rsid="003b4eea" officeooo:paragraph-rsid="00fd4c61" style:font-size-asian="2pt" style:font-size-complex="2pt"/>
    </style:style>
    <style:style style:name="P25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rsid="001d8a1e" officeooo:paragraph-rsid="00fd4c61" style:font-size-asian="2pt" style:font-size-complex="2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Iosevka NF" fo:font-size="2pt" officeooo:rsid="00d541d1" officeooo:paragraph-rsid="00da983d" style:font-size-asian="2pt" style:font-size-complex="2pt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Iosevka NF" fo:font-size="2pt" officeooo:rsid="00d39201" officeooo:paragraph-rsid="00da983d" style:font-size-asian="2pt" style:font-size-complex="2pt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Iosevka NF" fo:font-size="2pt" officeooo:rsid="00fd4c61" officeooo:paragraph-rsid="00fd4c61" style:font-size-asian="2pt" style:font-size-complex="2pt"/>
    </style:style>
    <style:style style:name="P29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b9ed33" officeooo:paragraph-rsid="00dbdedf" style:font-size-asian="2pt" style:font-size-complex="2pt"/>
    </style:style>
    <style:style style:name="P30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b9ed33" officeooo:paragraph-rsid="01016989" style:font-size-asian="2pt" style:font-size-complex="2pt"/>
    </style:style>
    <style:style style:name="P31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b9ed33" officeooo:paragraph-rsid="00d8a220" style:font-size-asian="2pt" style:font-size-complex="2pt"/>
    </style:style>
    <style:style style:name="P32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paragraph-rsid="0018af17" style:font-size-asian="2pt" style:font-size-complex="2pt"/>
    </style:style>
    <style:style style:name="P33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paragraph-rsid="00da983d" style:font-size-asian="2pt" style:font-size-complex="2pt"/>
    </style:style>
    <style:style style:name="P34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paragraph-rsid="00b9ed33" style:font-size-asian="2pt" style:font-size-complex="2pt"/>
    </style:style>
    <style:style style:name="P35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paragraph-rsid="00ccc4c5" style:font-size-asian="2pt" style:font-size-complex="2pt"/>
    </style:style>
    <style:style style:name="P36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paragraph-rsid="00fd4c61" style:font-size-asian="2pt" style:font-size-complex="2pt"/>
    </style:style>
    <style:style style:name="P37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15e7c3" officeooo:paragraph-rsid="00ccc4c5" style:font-size-asian="2pt" style:font-size-complex="2pt"/>
    </style:style>
    <style:style style:name="P38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3ef138" officeooo:paragraph-rsid="00fd4c61" style:font-size-asian="2pt" style:font-size-complex="2pt"/>
    </style:style>
    <style:style style:name="P39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203f33" officeooo:paragraph-rsid="00fd4c61" style:font-size-asian="2pt" style:font-size-complex="2pt"/>
    </style:style>
    <style:style style:name="P40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f8dc6d" officeooo:paragraph-rsid="00fd4c61" style:font-size-asian="2pt" style:font-size-complex="2pt"/>
    </style:style>
    <style:style style:name="P41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35a76c" officeooo:paragraph-rsid="00fd4c61" style:font-size-asian="2pt" style:font-size-complex="2pt"/>
    </style:style>
    <style:style style:name="P42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99289b" officeooo:paragraph-rsid="00fd4c61" style:font-size-asian="2pt" style:font-size-complex="2pt"/>
    </style:style>
    <style:style style:name="P43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f2d50d" officeooo:paragraph-rsid="00fd4c61" style:font-size-asian="2pt" style:font-size-complex="2pt"/>
    </style:style>
    <style:style style:name="P44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377c94" officeooo:paragraph-rsid="00fd4c61" style:font-size-asian="2pt" style:font-size-complex="2pt"/>
    </style:style>
    <style:style style:name="P45" style:family="paragraph" style:parent-style-name="Standard">
      <style:paragraph-properties fo:text-align="start" style:justify-single-word="false"/>
      <style:text-properties fo:color="#55308d" loext:opacity="100%" style:font-name="Iosevka NF" fo:font-size="2pt" officeooo:paragraph-rsid="00ccc4c5" style:font-size-asian="2pt" style:font-size-complex="2pt"/>
    </style:style>
    <style:style style:name="P46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paragraph-rsid="00fd4c61" style:font-size-asian="2pt" style:font-size-complex="2pt"/>
    </style:style>
    <style:style style:name="P47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f7968f" officeooo:paragraph-rsid="00fd4c61" style:font-size-asian="2pt" style:font-size-complex="2pt"/>
    </style:style>
    <style:style style:name="P48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203f33" officeooo:paragraph-rsid="00fd4c61" style:font-size-asian="2pt" style:font-size-complex="2pt"/>
    </style:style>
    <style:style style:name="P49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1d8a1e" officeooo:paragraph-rsid="00fd4c61" style:font-size-asian="2pt" style:font-size-complex="2pt"/>
    </style:style>
    <style:style style:name="P50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5bbf20" officeooo:paragraph-rsid="00fd4c61" style:font-size-asian="2pt" style:font-size-complex="2pt"/>
    </style:style>
    <style:style style:name="P51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e9ca5e" officeooo:paragraph-rsid="00fd4c61" style:font-size-asian="2pt" style:font-size-complex="2pt"/>
    </style:style>
    <style:style style:name="P52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83d1cb" officeooo:paragraph-rsid="00fd4c61" style:font-size-asian="2pt" style:font-size-complex="2pt"/>
    </style:style>
    <style:style style:name="P53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f35674" officeooo:paragraph-rsid="00fd4c61" style:font-size-asian="2pt" style:font-size-complex="2pt"/>
    </style:style>
    <style:style style:name="P54" style:family="paragraph" style:parent-style-name="Standard">
      <style:paragraph-properties fo:text-align="start" style:justify-single-word="false"/>
      <style:text-properties fo:color="#5eb91e" loext:opacity="100%" style:font-name="Iosevka NF" fo:font-size="2pt" officeooo:paragraph-rsid="00fd4c61" style:font-size-asian="2pt" style:font-size-complex="2pt"/>
    </style:style>
    <style:style style:name="P55" style:family="paragraph" style:parent-style-name="Standard">
      <style:paragraph-properties fo:text-align="start" style:justify-single-word="false"/>
      <style:text-properties fo:color="#5eb91e" loext:opacity="100%" style:font-name="Iosevka NF" fo:font-size="2pt" officeooo:rsid="00203f33" officeooo:paragraph-rsid="00fd4c61" style:font-size-asian="2pt" style:font-size-complex="2pt"/>
    </style:style>
    <style:style style:name="P56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8b4b0c" officeooo:paragraph-rsid="00fd4c61" style:font-size-asian="2pt" style:font-size-complex="2pt"/>
    </style:style>
    <style:style style:name="T1" style:family="text">
      <style:text-properties officeooo:rsid="0024b821"/>
    </style:style>
    <style:style style:name="T2" style:family="text">
      <style:text-properties officeooo:rsid="001e0916"/>
    </style:style>
    <style:style style:name="T3" style:family="text">
      <style:text-properties officeooo:rsid="00203f33"/>
    </style:style>
    <style:style style:name="T4" style:family="text">
      <style:text-properties officeooo:rsid="0022155d"/>
    </style:style>
    <style:style style:name="T5" style:family="text">
      <style:text-properties officeooo:rsid="00230cfe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8c8980"/>
    </style:style>
    <style:style style:name="T8" style:family="text">
      <style:text-properties fo:font-variant="normal" fo:text-transform="none" fo:letter-spacing="normal" fo:font-style="normal" fo:font-weight="normal" officeooo:rsid="00be928c"/>
    </style:style>
    <style:style style:name="T9" style:family="text">
      <style:text-properties fo:font-variant="normal" fo:text-transform="none" fo:color="#ffffff" loext:opacity="100%" fo:letter-spacing="normal" fo:font-style="normal" fo:font-weight="normal" officeooo:rsid="008c8980"/>
    </style:style>
    <style:style style:name="T10" style:family="text">
      <style:text-properties officeooo:rsid="004592af"/>
    </style:style>
    <style:style style:name="T11" style:family="text">
      <style:text-properties officeooo:rsid="0053c663"/>
    </style:style>
    <style:style style:name="T12" style:family="text">
      <style:text-properties officeooo:rsid="005a7665"/>
    </style:style>
    <style:style style:name="T13" style:family="text">
      <style:text-properties officeooo:rsid="0076a15e"/>
    </style:style>
    <style:style style:name="T14" style:family="text">
      <style:text-properties officeooo:rsid="007b484a"/>
    </style:style>
    <style:style style:name="T15" style:family="text">
      <style:text-properties officeooo:rsid="007d32c0"/>
    </style:style>
    <style:style style:name="T16" style:family="text">
      <style:text-properties officeooo:rsid="007dc70b"/>
    </style:style>
    <style:style style:name="T17" style:family="text">
      <style:text-properties officeooo:rsid="007ec08f"/>
    </style:style>
    <style:style style:name="T18" style:family="text">
      <style:text-properties officeooo:rsid="007f95c3"/>
    </style:style>
    <style:style style:name="T19" style:family="text">
      <style:text-properties officeooo:rsid="009720d3"/>
    </style:style>
    <style:style style:name="T20" style:family="text">
      <style:text-properties officeooo:rsid="009af706"/>
    </style:style>
    <style:style style:name="T21" style:family="text">
      <style:text-properties officeooo:rsid="000e8864"/>
    </style:style>
    <style:style style:name="T22" style:family="text">
      <style:text-properties officeooo:rsid="0052f410"/>
    </style:style>
    <style:style style:name="T23" style:family="text">
      <style:text-properties officeooo:rsid="00b3b973"/>
    </style:style>
    <style:style style:name="T24" style:family="text">
      <style:text-properties fo:color="#81d41a" loext:opacity="100%"/>
    </style:style>
    <style:style style:name="T25" style:family="text">
      <style:text-properties fo:color="#81d41a" loext:opacity="100%" officeooo:rsid="0025e026"/>
    </style:style>
    <style:style style:name="T26" style:family="text">
      <style:text-properties officeooo:rsid="00b9ed33"/>
    </style:style>
    <style:style style:name="T27" style:family="text">
      <style:text-properties officeooo:rsid="00ba1061"/>
    </style:style>
    <style:style style:name="T28" style:family="text">
      <style:text-properties officeooo:rsid="00bcd39a"/>
    </style:style>
    <style:style style:name="T29" style:family="text">
      <style:text-properties officeooo:rsid="00bf571f"/>
    </style:style>
    <style:style style:name="T30" style:family="text">
      <style:text-properties officeooo:rsid="00bf87be"/>
    </style:style>
    <style:style style:name="T31" style:family="text">
      <style:text-properties officeooo:rsid="00c04119"/>
    </style:style>
    <style:style style:name="T32" style:family="text">
      <style:text-properties officeooo:rsid="00c064d3"/>
    </style:style>
    <style:style style:name="T33" style:family="text">
      <style:text-properties officeooo:rsid="00c29680"/>
    </style:style>
    <style:style style:name="T34" style:family="text">
      <style:text-properties officeooo:rsid="00c65bf5"/>
    </style:style>
    <style:style style:name="T35" style:family="text">
      <style:text-properties officeooo:rsid="00c7a945"/>
    </style:style>
    <style:style style:name="T36" style:family="text">
      <style:text-properties officeooo:rsid="00ccc4c5"/>
    </style:style>
    <style:style style:name="T37" style:family="text">
      <style:text-properties officeooo:rsid="00cfa772"/>
    </style:style>
    <style:style style:name="T38" style:family="text">
      <style:text-properties officeooo:rsid="00d0a0b5"/>
    </style:style>
    <style:style style:name="T39" style:family="text">
      <style:text-properties officeooo:rsid="00dc1231"/>
    </style:style>
    <style:style style:name="T40" style:family="text">
      <style:text-properties officeooo:rsid="00dd6f8e"/>
    </style:style>
    <style:style style:name="T41" style:family="text">
      <style:text-properties officeooo:rsid="00ded971"/>
    </style:style>
    <style:style style:name="T42" style:family="text">
      <style:text-properties officeooo:rsid="00f16f9b"/>
    </style:style>
    <style:style style:name="T43" style:family="text">
      <style:text-properties officeooo:rsid="00f99cb8"/>
    </style:style>
    <style:style style:name="T44" style:family="text">
      <style:text-properties fo:color="#2a6099" loext:opacity="100%"/>
    </style:style>
    <style:style style:name="T45" style:family="text">
      <style:text-properties fo:color="#2a6099" loext:opacity="100%" officeooo:rsid="00fd4c61"/>
    </style:style>
    <style:style style:name="T46" style:family="text">
      <style:text-properties officeooo:rsid="00fddbe0"/>
    </style:style>
    <style:style style:name="T47" style:family="text">
      <style:text-properties officeooo:rsid="00fe3977"/>
    </style:style>
    <style:style style:name="T48" style:family="text">
      <style:text-properties officeooo:rsid="00ff0cd1"/>
    </style:style>
    <style:style style:name="T49" style:family="text">
      <style:text-properties officeooo:rsid="00ffec46"/>
    </style:style>
    <style:style style:name="T50" style:family="text">
      <style:text-properties officeooo:rsid="01027769"/>
    </style:style>
    <style:style style:name="T51" style:family="text">
      <style:text-properties officeooo:rsid="01086f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throom</text:p>
      <text:p text:style-name="P9">- Toilet Paper</text:p>
      <text:p text:style-name="P9">- Hand Soap</text:p>
      <text:p text:style-name="P9">- <text:span text:style-name="T26">Air Freshener</text:span></text:p>
      <text:p text:style-name="P9">- <text:span text:style-name="T21">Tissue</text:span></text:p>
      <text:p text:style-name="P9">- <text:span text:style-name="T50">Alcohol Wipes</text:span></text:p>
      <text:p text:style-name="P20"/>
      <text:p text:style-name="P26">Cleaning</text:p>
      <text:p text:style-name="P14">- <text:span text:style-name="T39">Disinfecting Wipes</text:span></text:p>
      <text:p text:style-name="P9">- <text:span text:style-name="T11">Trash Bags</text:span></text:p>
      <text:p text:style-name="P9">- <text:span text:style-name="T11">Dish Soap</text:span></text:p>
      <text:p text:style-name="P9">- <text:span text:style-name="T11">Sponge</text:span><text:span text:style-name="T40">s</text:span></text:p>
      <text:p text:style-name="P15">- Tub / Sink Cleaner</text:p>
      <text:p text:style-name="P15">- Toilet Bowl Cleaner</text:p>
      <text:p text:style-name="P15">- <text:span text:style-name="T47">Wet Pads Refill</text:span></text:p>
      <text:p text:style-name="P29">- <text:span text:style-name="T28">Plunger</text:span></text:p>
      <text:p text:style-name="P29">- <text:span text:style-name="T46">Vacuum</text:span></text:p>
      <text:p text:style-name="P29">- <text:span text:style-name="T47">Mop</text:span></text:p>
      <text:p text:style-name="P29">- <text:span text:style-name="T47">Broom</text:span></text:p>
      <text:p text:style-name="P30">- <text:span text:style-name="T49">Duster</text:span></text:p>
      <text:p text:style-name="P29">- <text:span text:style-name="T48">Trash Can</text:span></text:p>
      <text:p text:style-name="P20"/>
      <text:p text:style-name="P2">Doccument</text:p>
      <text:p text:style-name="P9">- <text:span text:style-name="T35">Journal</text:span></text:p>
      <text:p text:style-name="P9">- <text:span text:style-name="T34">Gel </text:span>Pen<text:span text:style-name="T34">s</text:span></text:p>
      <text:p text:style-name="P20"/>
      <text:p text:style-name="P20">Hair</text:p>
      <text:p text:style-name="P10">- <text:span text:style-name="T30">Oil </text:span><text:span text:style-name="T37">Treatment</text:span></text:p>
      <text:p text:style-name="P10">- <text:span text:style-name="T30">Leave-In Conditioner</text:span></text:p>
      <text:p text:style-name="P10">- Wax Strips</text:p>
      <text:p text:style-name="P10">- <text:span text:style-name="T29">Razor</text:span><text:span text:style-name="T42">s</text:span></text:p>
      <text:p text:style-name="P32"/>
      <text:p text:style-name="P27">Kitchen</text:p>
      <text:p text:style-name="P33">- Cast Iron Skillet <text:span text:style-name="T38">Set</text:span></text:p>
      <text:p text:style-name="P33">- Spoo<text:span text:style-name="T1">n Fork </text:span>Knife <text:span text:style-name="T17">Travel </text:span><text:span text:style-name="T4">Set</text:span></text:p>
      <text:p text:style-name="P33">- <text:span text:style-name="T16">Washable </text:span>Napkin<text:span text:style-name="T41">s</text:span></text:p>
      <text:p text:style-name="P33">- <text:span text:style-name="T18">Stainless Steal </text:span>Water Bottle</text:p>
      <text:p text:style-name="P9">- <text:span text:style-name="T51">Paper Towels</text:span></text:p>
      <text:p text:style-name="P32"/>
      <text:p text:style-name="P3">Laundry</text:p>
      <text:p text:style-name="P16">- Dryer Sheets</text:p>
      <text:p text:style-name="P16">- Laundry Detergent</text:p>
      <text:p text:style-name="P31"/>
      <text:p text:style-name="P20">Nails</text:p>
      <text:p text:style-name="P34">-<text:span text:style-name="T6"> </text:span><text:span text:style-name="T7">Nail Clipper </text:span><text:span text:style-name="T8">Set</text:span></text:p>
      <text:p text:style-name="P34"><text:span text:style-name="T9"/></text:p>
      <text:p text:style-name="P21">Oral</text:p>
      <text:p text:style-name="P11">- Tooth Paste</text:p>
      <text:p text:style-name="P11">- Tooth Brush</text:p>
      <text:p text:style-name="P11">- <text:span text:style-name="T13">Interdental </text:span>Floss</text:p>
      <text:p text:style-name="P4"><text:span text:style-name="T24">- To</text:span><text:span text:style-name="T25">ngue</text:span><text:span text:style-name="T24"> Scrapper</text:span></text:p>
      <text:p text:style-name="P5"/>
      <text:p text:style-name="P5">Shower</text:p>
      <text:p text:style-name="P9">- Hair Conditioner</text:p>
      <text:p text:style-name="P9">- <text:span text:style-name="T27">Shampoo</text:span></text:p>
      <text:p text:style-name="P9">- Facial Cleanser</text:p>
      <text:p text:style-name="P9">- <text:span text:style-name="T36">Facial Exfoliator</text:span></text:p>
      <text:p text:style-name="P9">- Body Wash</text:p>
      <text:p text:style-name="P33">- Scrubber</text:p>
      <text:p text:style-name="P33">- <text:span text:style-name="T3">Towel Set</text:span></text:p>
      <text:p text:style-name="P22"/>
      <text:p text:style-name="P22">Skin</text:p>
      <text:p text:style-name="P9">- <text:span text:style-name="T30">Retinol </text:span><text:span text:style-name="T32">&amp; Collagen </text:span><text:span text:style-name="T33">Facial </text:span>Moisterizer</text:p>
      <text:p text:style-name="P9">- <text:span text:style-name="T33">Body Moisturizer</text:span></text:p>
      <text:p text:style-name="P9">- <text:span text:style-name="T30">Vaseline</text:span></text:p>
      <text:p text:style-name="P9">- <text:span text:style-name="T31">Vaseline Lip Therapy</text:span></text:p>
      <text:p text:style-name="P17">- Deorderant</text:p>
      <text:p text:style-name="P45"/>
      <text:p text:style-name="P8">Sleep</text:p>
      <text:p text:style-name="P35">- <text:span text:style-name="T15">Resuable </text:span>Ear Plug<text:span text:style-name="T15">s</text:span></text:p>
      <text:p text:style-name="P37">- <text:span text:style-name="T23">Mattress Topper</text:span></text:p>
      <text:p text:style-name="P37">- <text:span text:style-name="T14">Pillow </text:span><text:span text:style-name="T23">Set</text:span></text:p>
      <text:p text:style-name="P37">- <text:span text:style-name="T14">Pillow </text:span><text:span text:style-name="T23">Case / </text:span><text:span text:style-name="T14">Bed Sheet </text:span><text:span text:style-name="T23">Set</text:span></text:p>
      <text:p text:style-name="P37">- <text:span text:style-name="T14">Weighted Blanket</text:span></text:p>
      <text:p text:style-name="P32"/>
      <text:p text:style-name="P5">Workout</text:p>
      <text:p text:style-name="P33">- <text:span text:style-name="T23">1</text:span>5 Pound Dumbell<text:span text:style-name="T12">s</text:span></text:p>
      <text:p text:style-name="P33">- Resistance Band<text:span text:style-name="T19">s</text:span></text:p>
      <text:p text:style-name="P33">-<text:span text:style-name="T5"> Cables</text:span></text:p>
      <text:p text:style-name="P6"/>
      <text:p text:style-name="P6"/>
      <text:p text:style-name="P6"/>
      <text:p text:style-name="P6"/>
      <text:p text:style-name="P6"/>
      <text:p text:style-name="P23">Sex</text:p>
      <text:p text:style-name="P46">Dildo</text:p>
      <text:p text:style-name="P46">Butt Plug</text:p>
      <text:p text:style-name="P46">Vibrator</text:p>
      <text:p text:style-name="P46">Cock Ring</text:p>
      <text:p text:style-name="P46">Pocket Pussy</text:p>
      <text:p text:style-name="P46">Pocket Bussy</text:p>
      <text:p text:style-name="P12">Lube</text:p>
      <text:p text:style-name="P36">Douch<text:span text:style-name="T2">e</text:span></text:p>
      <text:p text:style-name="P38">Sex Machine</text:p>
      <text:p text:style-name="P54"/>
      <text:p text:style-name="P23">Weed</text:p>
      <text:p text:style-name="P18">3 OZ Flower</text:p>
      <text:p text:style-name="P47">Vape</text:p>
      <text:p text:style-name="P48">Bong</text:p>
      <text:p text:style-name="P39">2 Jars</text:p>
      <text:p text:style-name="P39">Grinder</text:p>
      <text:p text:style-name="P55"/>
      <text:p text:style-name="P24">PC Setup</text:p>
      <text:p text:style-name="P36">CPU </text:p>
      <text:p text:style-name="P36">GPU</text:p>
      <text:p text:style-name="P36">RAM </text:p>
      <text:p text:style-name="P36">SSD 1 </text:p>
      <text:p text:style-name="P36">SSD 2 </text:p>
      <text:p text:style-name="P36">Mother Board </text:p>
      <text:p text:style-name="P36">Case </text:p>
      <text:p text:style-name="P36"><text:span text:style-name="T20">CPU </text:span>Cooler </text:p>
      <text:p text:style-name="P40">Case Fan x4</text:p>
      <text:p text:style-name="P41">Power Supply </text:p>
      <text:p text:style-name="P36">Monitor <text:span text:style-name="T43">x2</text:span></text:p>
      <text:p text:style-name="P42">Earbuds</text:p>
      <text:p text:style-name="P36">Keyboard </text:p>
      <text:p text:style-name="P36">Mouse </text:p>
      <text:p text:style-name="P43">Camera</text:p>
      <text:p text:style-name="P43">Microphone</text:p>
      <text:p text:style-name="P43">Desk</text:p>
      <text:p text:style-name="P43">Chair</text:p>
      <text:p text:style-name="P44">Mouse Pad </text:p>
      <text:p text:style-name="P19">Mullvad VPN</text:p>
      <text:p text:style-name="P25"/>
      <text:p text:style-name="P25">Clothing</text:p>
      <text:p text:style-name="P49">Sleeveless Mini Dress</text:p>
      <text:p text:style-name="P49">Long Sleeve Mini Dress</text:p>
      <text:p text:style-name="P49"/>
      <text:p text:style-name="P49">High Waisted Yoga Shorts</text:p>
      <text:p text:style-name="P49">High Waisted Jean Shorts</text:p>
      <text:p text:style-name="P50"/>
      <text:p text:style-name="P49">High Waisted Pleated Mini Skirt</text:p>
      <text:p text:style-name="P49">High Waisted Pencil Mini Skirt</text:p>
      <text:p text:style-name="P50"/>
      <text:p text:style-name="P49">High Waisted Yoga Pants</text:p>
      <text:p text:style-name="P49">High Waisted Jean Pants</text:p>
      <text:p text:style-name="P50"/>
      <text:p text:style-name="P49">Thigh Socks</text:p>
      <text:p text:style-name="P49">Knee Socks</text:p>
      <text:p text:style-name="P49">Crew Socks</text:p>
      <text:p text:style-name="P49">Ankle Socks</text:p>
      <text:p text:style-name="P49">No Show Socks</text:p>
      <text:p text:style-name="P49"/>
      <text:p text:style-name="P49">Fingerless Gloves</text:p>
      <text:p text:style-name="P49">Arm Warmers</text:p>
      <text:p text:style-name="P50"/>
      <text:p text:style-name="P49">Crop Sleeveless Shirt</text:p>
      <text:p text:style-name="P49">Crop Long Sleeve Shirt</text:p>
      <text:p text:style-name="P49"/>
      <text:p text:style-name="P49">Crop Pullover Hoodie</text:p>
      <text:p text:style-name="P51">Crop Sleeveless Pullover Hoodie</text:p>
      <text:p text:style-name="P51"/>
      <text:p text:style-name="P49">Sleeveless Shirt</text:p>
      <text:p text:style-name="P49">Long Sleeve Shirt</text:p>
      <text:p text:style-name="P49"/>
      <text:p text:style-name="P49">Pullover Hoodie</text:p>
      <text:p text:style-name="P51">Sleeveless Pullover Hoodie</text:p>
      <text:p text:style-name="P49"/>
      <text:p text:style-name="P49">Thong</text:p>
      <text:p text:style-name="P52">Sports Bra</text:p>
      <text:p text:style-name="P49"><text:s text:c="7"/></text:p>
      <text:p text:style-name="P49">Hightop Sneakers</text:p>
      <text:p text:style-name="P49">Lowtop Sneakers</text:p>
      <text:p text:style-name="P56"/>
      <text:p text:style-name="P25">Jewlery</text:p>
      <text:p text:style-name="P49">Ear Rings</text:p>
      <text:p text:style-name="P49">Glasses</text:p>
      <text:p text:style-name="P49">Ring</text:p>
      <text:p text:style-name="P49">Belly Button Ring</text:p>
      <text:p text:style-name="P49">Bracelet</text:p>
      <text:p text:style-name="P49">Watch</text:p>
      <text:p text:style-name="P49">Necklace</text:p>
      <text:p text:style-name="P49">Anklet</text:p>
      <text:p text:style-name="P53">Toe Ring</text:p>
      <text:p text:style-name="P7"><text:span text:style-name="T44"/></text:p>
      <text:p text:style-name="P7"><text:span text:style-name="T44"/></text:p>
      <text:p text:style-name="P7"><text:span text:style-name="T44"/></text:p>
      <text:p text:style-name="P7"><text:span text:style-name="T44"/></text:p>
      <text:p text:style-name="P7"><text:span text:style-name="T44"/></text:p>
      <text:p text:style-name="P28">Internet</text:p>
      <text:p text:style-name="P7"><text:span text:style-name="T44">- </text:span><text:span text:style-name="T45">WI-FI</text:span><text:span text:style-name="T44"> Service</text:span></text:p>
      <text:p text:style-name="P13">- <text:span text:style-name="T10">Cellular Service</text:span></text:p>
      <text:p text:style-name="P13"/>
      <text:p text:style-name="P28">Car</text:p>
      <text:p text:style-name="P10">- Gasoline</text:p>
      <text:p text:style-name="P10">- <text:span text:style-name="T22">Car Insurance</text:span></text:p>
      <text:p text:style-name="P10"/>
      <text:p text:style-name="P28">Food</text:p>
      <text:p text:style-name="P10">- Ground Beef</text:p>
      <text:p text:style-name="P10">- Salt</text:p>
      <text:p text:style-name="P10">- Butter</text:p>
      <text:p text:style-name="P10">- Electroligh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7:49:25.973404655</meta:creation-date>
    <dc:date>2024-08-14T22:34:40.010144630</dc:date>
    <meta:editing-duration>P1DT49M52S</meta:editing-duration>
    <meta:editing-cycles>179</meta:editing-cycles>
    <meta:generator>LibreOffice/7.6.7.2$Linux_X86_64 LibreOffice_project/60$Build-2</meta:generator>
    <meta:document-statistic meta:table-count="0" meta:image-count="0" meta:object-count="0" meta:page-count="1" meta:paragraph-count="155" meta:word-count="361" meta:character-count="1916" meta:non-whitespace-character-count="1691"/>
  </office:meta>
</office:document-meta>
</file>